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2.8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-color="#ffff66" draw:textarea-horizontal-align="justify" draw:textarea-vertical-align="middle" draw:auto-grow-height="false"/>
    </style:style>
    <style:style style:name="co1" style:family="table-column">
      <style:table-column-properties style:column-width="1.297cm" style:use-optimal-column-width="false"/>
    </style:style>
    <style:style style:name="co2" style:family="table-column">
      <style:table-column-properties style:column-width="2.3cm" style:use-optimal-column-width="false"/>
    </style:style>
    <style:style style:name="co3" style:family="table-column">
      <style:table-column-properties style:column-width="2.534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5.2cm" svg:height="3.3cm" svg:x="1.7cm" svg:y="2.291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2" draw:text-style-name="P2" draw:layer="layout" svg:width="5.3cm" svg:height="3.1cm" svg:x="1.6cm" svg:y="2.331cm">
            <draw:text-box>
              <text:p text:style-name="P2">ID,Name,Punkte</text:p>
              <text:p text:style-name="P2">1,Franz,50</text:p>
              <text:p text:style-name="P2">2,Alfred,10</text:p>
            </draw:text-box>
          </draw:frame>
          <draw:frame draw:style-name="gr3" draw:layer="layout" svg:width="3.008cm" svg:height="0.962cm" svg:x="2.692cm" svg:y="1.4cm">
            <draw:text-box>
              <text:p>Tab1.csv</text:p>
            </draw:text-box>
          </draw:frame>
        </draw:g>
        <draw:custom-shape draw:style-name="gr4" draw:text-style-name="P1" draw:layer="layout" svg:width="5.1cm" svg:height="1.3cm" svg:x="7.6cm" svg:y="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6.13cm" svg:height="2.915cm" svg:x="13.227cm" svg:y="1.99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ID</text:p>
              </table:table-cell>
              <table:table-cell>
                <text:p>Name</text:p>
              </table:table-cell>
              <table:table-cell>
                <text:p>Punkte</text:p>
              </table:table-cell>
            </table:table-row>
            <table:table-row table:style-name="ro1" table:default-cell-style-name="ce1">
              <table:table-cell>
                <text:p>1</text:p>
              </table:table-cell>
              <table:table-cell>
                <text:p>Franz</text:p>
              </table:table-cell>
              <table:table-cell>
                <text:p>50</text:p>
              </table:table-cell>
            </table:table-row>
            <table:table-row table:style-name="ro1" table:default-cell-style-name="ce1">
              <table:table-cell>
                <text:p>2</text:p>
              </table:table-cell>
              <table:table-cell>
                <text:p>Alfred</text:p>
              </table:table-cell>
              <table:table-cell>
                <text:p>10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3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ximilian Schüle</meta:initial-creator>
    <meta:creation-date>2014-10-31T21:27:01</meta:creation-date>
    <dc:date>2014-12-30T21:02:29</dc:date>
    <dc:creator>Maximilian Schüle</dc:creator>
    <meta:editing-duration>PT12M57S</meta:editing-duration>
    <meta:editing-cycles>3</meta:editing-cycles>
    <meta:generator>LibreOffice/3.5$Linux_X86_64 LibreOffice_project/350m1$Build-2</meta:generator>
    <meta:document-statistic meta:object-count="6"/>
  </office:meta>
</office:document-meta>
</file>